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4000003ACA1B21DC2.png"/>
  <manifest:file-entry manifest:media-type="image/png" manifest:full-path="Pictures/10000201000001DE000000A42DF3F7CE.png"/>
  <manifest:file-entry manifest:media-type="image/png" manifest:full-path="Pictures/1000020100000178000001D5C180D66F.png"/>
  <manifest:file-entry manifest:media-type="image/png" manifest:full-path="Pictures/10000201000002350000005C30EB3CD3.png"/>
  <manifest:file-entry manifest:media-type="image/png" manifest:full-path="Pictures/10000201000002FC0000038358A01D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4" text:anchor-type="paragraph" svg:x="1.9819in" svg:y="6.452in" svg:width="2.7008in" svg:height="2.5028in" draw:z-index="3"><draw:image xlink:href="Pictures/10000201000002D4000003ACA1B21DC2.png" xlink:type="simple" xlink:show="embed" xlink:actuate="onLoad"/></draw:frame><draw:frame draw:style-name="fr1" draw:name="graphics3" text:anchor-type="paragraph" svg:x="2.4654in" svg:y="6.05in" svg:width="1.7417in" svg:height="0.5882in" draw:z-index="2"><draw:image xlink:href="Pictures/10000201000001DE000000A42DF3F7CE.png" xlink:type="simple" xlink:show="embed" xlink:actuate="onLoad"/></draw:frame><draw:frame draw:style-name="fr1" draw:name="graphics2" text:anchor-type="paragraph" svg:x="2.1008in" svg:y="3.2602in" svg:width="2.411in" svg:height="2.7902in" draw:z-index="1"><draw:image xlink:href="Pictures/10000201000002FC0000038358A01D49.png" xlink:type="simple" xlink:show="embed" xlink:actuate="onLoad"/></draw:frame><draw:frame draw:style-name="fr1" draw:name="graphics1" text:anchor-type="paragraph" svg:x="2.1264in" svg:y="0.1339in" svg:width="2.4598in" svg:height="2.9709in" draw:z-index="0"><draw:image xlink:href="Pictures/1000020100000178000001D5C180D66F.png" xlink:type="simple" xlink:show="embed" xlink:actuate="onLoad"/></draw:frame><draw:frame draw:style-name="fr1" draw:name="graphics5" text:anchor-type="paragraph" svg:x="2.1602in" svg:y="9.0063in" svg:width="1.3992in" svg:height="0.3102in" draw:z-index="4"><draw:image xlink:href="Pictures/10000201000002350000005C30EB3CD3.png" xlink:type="simple" xlink:show="embed" xlink:actuate="onLoad"/></draw:frame><text:soft-page-break/><text:tab/><text:tab/><text:tab/><text:tab/> <text:s text:c="3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stov Konstantin</meta:initial-creator>
    <meta:creation-date>2019-09-12T10:18:49.54</meta:creation-date>
    <meta:document-statistic meta:table-count="0" meta:image-count="5" meta:object-count="0" meta:page-count="2" meta:paragraph-count="1" meta:word-count="0" meta:character-count="8"/>
    <dc:date>2019-09-12T10:30:48.65</dc:date>
    <dc:creator>Kostov Konstantin</dc:creator>
    <meta:editing-duration>PT11M59S</meta:editing-duration>
    <meta:editing-cycles>1</meta:editing-cycles>
    <meta:generator>OpenOffice/4.1.6$Win32 OpenOffice.org_project/416m1$Build-9790</meta:generator>
  </office:meta>
</office:document-meta>
</file>